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625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7069in"/>
    </style:style>
    <style:style style:name="Table2" style:family="table">
      <style:table-properties style:width="6.875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625in"/>
    </style:style>
    <style:style style:name="Table2.A1" style:family="table-cell">
      <style:table-cell-properties style:vertical-align="middle" fo:padding="0.0194in" fo:border="none"/>
    </style:style>
    <style:style style:name="Table2.2" style:family="table-row">
      <style:table-row-properties style:min-row-height="0.8944in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625in"/>
    </style:style>
    <style:style style:name="Table3.A1" style:family="table-cell">
      <style:table-cell-properties style:vertical-align="middle" fo:padding="0.0194in" fo:border="none"/>
    </style:style>
    <style:style style:name="Table3.2" style:family="table-row">
      <style:table-row-properties style:min-row-height="0.8944in"/>
    </style:style>
    <style:style style:name="Table4" style:family="table">
      <style:table-properties style:width="6.875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625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8944in"/>
    </style:style>
    <style:style style:name="Table5" style:family="table">
      <style:table-properties style:width="6.875in" fo:margin-left="0.0563in" table:align="left"/>
    </style:style>
    <style:style style:name="Table5.A" style:family="table-column">
      <style:table-column-properties style:column-width="6.875in"/>
    </style:style>
    <style:style style:name="Table5.1" style:family="table-row">
      <style:table-row-properties style:min-row-height="2.812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875in" fo:margin-left="0.0563in" table:align="left"/>
    </style:style>
    <style:style style:name="Table6.A" style:family="table-column">
      <style:table-column-properties style:column-width="6.875in"/>
    </style:style>
    <style:style style:name="Table6.1" style:family="table-row">
      <style:table-row-properties style:min-row-height="2.93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875in" fo:margin-left="0.0563in" table:align="left"/>
    </style:style>
    <style:style style:name="Table7.A" style:family="table-column">
      <style:table-column-properties style:column-width="6.875in"/>
    </style:style>
    <style:style style:name="Table7.1" style:family="table-row">
      <style:table-row-properties style:min-row-height="3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1.8125in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943f7"/>
    </style:style>
    <style:style style:name="P2" style:family="paragraph" style:parent-style-name="Text_20_body">
      <style:text-properties officeooo:paragraph-rsid="000943f7"/>
    </style:style>
    <style:style style:name="P3" style:family="paragraph" style:parent-style-name="Text_20_body">
      <style:text-properties officeooo:paragraph-rsid="000ab20e"/>
    </style:style>
    <style:style style:name="P4" style:family="paragraph" style:parent-style-name="Text_20_body">
      <style:text-properties officeooo:rsid="000ab20e" officeooo:paragraph-rsid="000ab20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text-properties officeooo:paragraph-rsid="000943f7"/>
    </style:style>
    <style:style style:name="P9" style:family="paragraph" style:parent-style-name="Table_20_Contents">
      <style:text-properties officeooo:paragraph-rsid="000bdf87"/>
    </style:style>
    <style:style style:name="P10" style:family="paragraph" style:parent-style-name="Table_20_Contents">
      <style:text-properties officeooo:rsid="000d2bbd" officeooo:paragraph-rsid="000d2bbd"/>
    </style:style>
    <style:style style:name="P11" style:family="paragraph" style:parent-style-name="Table_20_Contents">
      <style:text-properties officeooo:rsid="000d2bbd" officeooo:paragraph-rsid="000d4ebd"/>
    </style:style>
    <style:style style:name="P12" style:family="paragraph" style:parent-style-name="Table_20_Contents">
      <style:text-properties fo:font-weight="bold" officeooo:rsid="000d2bbd" officeooo:paragraph-rsid="000d2bbd" style:font-weight-asian="bold" style:font-weight-complex="bold"/>
    </style:style>
    <style:style style:name="P13" style:family="paragraph" style:parent-style-name="Table_20_Contents">
      <style:text-properties officeooo:rsid="000d4ebd" officeooo:paragraph-rsid="000d4ebd"/>
    </style:style>
    <style:style style:name="P14" style:family="paragraph" style:parent-style-name="Preformatted_20_Text">
      <style:text-properties officeooo:paragraph-rsid="000943f7"/>
    </style:style>
    <style:style style:name="P15" style:family="paragraph" style:parent-style-name="Preformatted_20_Text">
      <style:text-properties fo:color="#a9b7c6"/>
    </style:style>
    <style:style style:name="P16" style:family="paragraph" style:parent-style-name="Preformatted_20_Text">
      <style:text-properties fo:color="#a9b7c6" style:font-name="DejaVu Sans Mono" fo:font-size="11.3000001907349pt"/>
    </style:style>
    <style:style style:name="P17" style:family="paragraph" style:parent-style-name="Preformatted_20_Text">
      <style:text-properties fo:color="#a9b7c6" style:font-name="DejaVu Sans Mono" fo:font-size="11.3000001907349pt" fo:font-weight="bold" style:font-weight-asian="bold" style:font-weight-complex="bold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20" style:family="paragraph" style:parent-style-name="Heading_20_3">
      <style:text-properties officeooo:paragraph-rsid="000943f7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in" fo:margin-bottom="0in" loext:contextual-spacing="false"/>
    </style:style>
    <style:style style:name="P23" style:family="paragraph" style:parent-style-name="Table_20_Contents" style:list-style-name="L2">
      <style:text-properties fo:font-weight="bold" officeooo:rsid="000d2bbd" officeooo:paragraph-rsid="000d2bbd" style:font-weight-asian="bold" style:font-weight-complex="bold"/>
    </style:style>
    <style:style style:name="P24" style:family="paragraph" style:parent-style-name="Table_20_Contents">
      <style:text-properties fo:font-weight="bold" officeooo:rsid="000d2bbd" officeooo:paragraph-rsid="000d2bbd" style:font-weight-asian="bold" style:font-weight-complex="bold"/>
    </style:style>
    <style:style style:name="P25" style:family="paragraph" style:parent-style-name="Table_20_Contents" style:list-style-name="L3">
      <style:text-properties fo:font-weight="bold" officeooo:rsid="000d2bbd" officeooo:paragraph-rsid="000d2b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20e" style:font-weight-asian="bold" style:font-weight-complex="bold"/>
    </style:style>
    <style:style style:name="T3" style:family="text">
      <style:text-properties fo:font-weight="bold" officeooo:rsid="000bdf87" style:font-weight-asian="bold" style:font-weight-complex="bold"/>
    </style:style>
    <style:style style:name="T4" style:family="text">
      <style:text-properties fo:font-weight="bold" officeooo:rsid="000d4ebd" style:font-weight-asian="bold" style:font-weight-complex="bold"/>
    </style:style>
    <style:style style:name="T5" style:family="text">
      <style:text-properties fo:font-weight="bold" officeooo:rsid="000d9758" style:font-weight-asian="bold" style:font-weight-complex="bold"/>
    </style:style>
    <style:style style:name="T6" style:family="text">
      <style:text-properties fo:color="#cc7832"/>
    </style:style>
    <style:style style:name="T7" style:family="text">
      <style:text-properties fo:color="#cc7832" style:font-name="DejaVu Sans Mono" fo:font-size="11.3000001907349pt"/>
    </style:style>
    <style:style style:name="T8" style:family="text">
      <style:text-properties fo:color="#ffc66d"/>
    </style:style>
    <style:style style:name="T9" style:family="text">
      <style:text-properties fo:color="#ffc66d" style:font-name="DejaVu Sans Mono" fo:font-size="11.3000001907349pt"/>
    </style:style>
    <style:style style:name="T10" style:family="text">
      <style:text-properties style:font-name="DejaVu Sans Mono" fo:font-size="11.3000001907349pt"/>
    </style:style>
    <style:style style:name="T11" style:family="text">
      <style:text-properties fo:color="#6897bb"/>
    </style:style>
    <style:style style:name="T12" style:family="text">
      <style:text-properties fo:color="#6897bb" style:font-name="DejaVu Sans Mono" fo:font-size="11.3000001907349pt"/>
    </style:style>
    <style:style style:name="T13" style:family="text">
      <style:text-properties fo:color="#8888c6" style:font-name="DejaVu Sans Mono" fo:font-size="11.3000001907349pt"/>
    </style:style>
    <style:style style:name="T14" style:family="text">
      <style:text-properties fo:color="#a9b7c6" style:font-name="DejaVu Sans Mono" fo:font-size="11.3000001907349pt"/>
    </style:style>
    <style:style style:name="T15" style:family="text">
      <style:text-properties fo:color="#6a8759"/>
    </style:style>
    <style:style style:name="T16" style:family="text">
      <style:text-properties fo:color="#6a8759" style:font-name="DejaVu Sans Mono" fo:font-size="11.3000001907349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-now-203"/>Do Now 2.03</text:h>
      <text:h text:style-name="Heading_20_2" text:outline-level="2"><text:bookmark text:name="part-1"/>Part 1</text:h>
      <text:p text:style-name="Text_20_body">Open up the terminal. Type each line of the following code into the interactive editor:</text:p>
      <text:p text:style-name="Preformatted_20_Text"><text:span text:style-name="Source_20_Text"><text:s/>&gt;&gt;&gt; 5 &lt; 3</text:span></text:p>
      <text:p text:style-name="Preformatted_20_Text"><text:span text:style-name="Source_20_Text"><text:s/>&gt;&gt;&gt; 5 &gt; 3</text:span></text:p>
      <text:p text:style-name="Preformatted_20_Text"><text:span text:style-name="Source_20_Text"><text:s/>&gt;&gt;&gt; type(5 &lt; 3)</text:span></text:p>
      <text:p text:style-name="Preformatted_20_Text"><text:span text:style-name="Source_20_Text"><text:s/>&gt;&gt;&gt; type(5 &gt; 3) </text:span></text:p>
      <text:p text:style-name="Preformatted_20_Text"><text:span text:style-name="Source_20_Text"><text:s/>&gt;&gt;&gt; my_favorite_animal = "cats"</text:span></text:p>
      <text:p text:style-name="Preformatted_20_Text"><text:span text:style-name="Source_20_Text"><text:s/>&gt;&gt;&gt; user_favorite_animal = input("What is your favorite animal? ") </text:span></text:p>
      <text:p text:style-name="P18"><text:span text:style-name="Source_20_Text"><text:s/>&gt;&gt;&gt; my_favorite_animal == user_favorite_animal</text:span></text:p>
      <text:p text:style-name="P2">What does <text:span text:style-name="Source_20_Text">5 &lt; 3 </text:span>evaluate to?<text:line-break/><text:line-break/><text:span text:style-name="T2">False</text:span><text:line-break/><text:line-break/>What is the type of <text:span text:style-name="Source_20_Text">5 &lt; 3</text:span>? What does that stand for?</text:p>
      <text:p text:style-name="P3"><text:span text:style-name="T2">Boolean: a binary variable with two possible values: true and false</text:span><text:line-break/></text:p>
      <text:p text:style-name="P2">What is the difference between <text:span text:style-name="Source_20_Text">== </text:span>and <text:span text:style-name="Source_20_Text">= </text:span>?</text:p>
      <text:p text:style-name="P3"><text:span text:style-name="T2">== operator check for inequality<text:line-break/>= operator assigns a variable</text:span><text:line-break/></text:p>
      <text:p text:style-name="P2">What data type do you think <text:span text:style-name="Source_20_Text">my_favorite_animal == user_favorite_animal </text:span>is?</text:p>
      <text:p text:style-name="P2"><text:span text:style-name="T2">Boolean</text:span><text:line-break/></text:p>
      <text:h text:style-name="Heading_20_2" text:outline-level="2"/>
      <text:h text:style-name="Heading_20_2" text:outline-level="2"/>
      <text:h text:style-name="Heading_20_2" text:outline-level="2"><text:bookmark text:name="part-2"/>Part 2</text:h>
      <text:p text:style-name="P6">Open up the terminal. Type the following code into the interactive editor.</text:p>
      <text:p text:style-name="P6"/>
      <text:p text:style-name="Preformatted_20_Text"><text:span text:style-name="Source_20_Text"><text:s/>&gt;&gt;&gt; months_with_driving_permit = 6</text:span></text:p>
      <text:p text:style-name="Preformatted_20_Text"><text:span text:style-name="Source_20_Text"><text:s/>&gt;&gt;&gt; age = 16</text:span></text:p>
      <text:p text:style-name="Preformatted_20_Text"><text:span text:style-name="Source_20_Text"><text:s/>&gt;&gt;&gt; can_get_license = months_with_driving_permit &gt;= 6 and age &gt;= 16</text:span></text:p>
      <text:p text:style-name="P18"><text:span text:style-name="Source_20_Text"><text:s/>&gt;&gt;&gt; print(can_get_license)</text:span></text:p>
      <text:p text:style-name="Text_20_body"><text:soft-page-break/>What does <text:span text:style-name="Source_20_Text">and </text:span>do here? What type do you think <text:span text:style-name="Source_20_Text">can_get_license </text:span>is?<text:line-break/><text:span text:style-name="T2">AND tells the program that 2 of the conditions must be met.</text:span></text:p>
      <text:p text:style-name="P4"><text:span text:style-name="T2">c</text:span><text:span text:style-name="T1">an_get_license is a Boolean</text:span></text:p>
      <text:p text:style-name="Text_20_body">Update the code to fit the new driving law: If you are over the age of 18 you don't need to have a permit. The other law still applies for people ages 16-18.</text:p>
      <text:p text:style-name="P17"><text:span text:style-name="T6">def </text:span><text:span text:style-name="T8">main</text:span>():</text:p>
      <text:p text:style-name="P15"><text:s text:c="4"/><text:span text:style-name="T10">month_with_driving_permit = </text:span><text:span text:style-name="T12">6</text:span></text:p>
      <text:p text:style-name="P15"><text:span text:style-name="T11"><text:s text:c="4"/></text:span><text:span text:style-name="T10">age = </text:span><text:span text:style-name="T12">16</text:span></text:p>
      <text:p text:style-name="P15"><text:span text:style-name="T11"><text:s text:c="4"/></text:span><text:span text:style-name="T10">can_get_license = <text:s/>month_with_driving_permit &gt;= </text:span><text:span text:style-name="T12">6 </text:span><text:span text:style-name="T7">and </text:span><text:span text:style-name="T10">age &gt;= </text:span><text:span text:style-name="T12">16 </text:span><text:span text:style-name="T7">or </text:span><text:span text:style-name="T10">age &gt;= </text:span><text:span text:style-name="T12">18</text:span></text:p>
      <text:p text:style-name="P15"><text:span text:style-name="T11"><text:s text:c="4"/></text:span><text:span text:style-name="T13">print</text:span><text:span text:style-name="T10">(can_get_license)</text:span></text:p>
      <text:p text:style-name="P19">main()</text:p>
      <text:p text:style-name="P5"/>
      <text:h text:style-name="Heading_20_1" text:outline-level="1"><text:bookmark text:name="lab-203---can-i-or-cant-i"/>Lab 2.03 - Can I or Can't I?</text:h>
      <text:p text:style-name="Text_20_body">1) Without using the computer, predict if each of the following will produce a <text:span text:style-name="Source_20_Text">True </text:span>or <text:span text:style-name="Source_20_Text">False </text:span>output. Check your answers in interactive mode.</text:p>
      <text:p text:style-name="Preformatted_20_Text"><text:span text:style-name="Source_20_Text"><text:s text:c="4"/>&gt;&gt;&gt; a = 100</text:span></text:p>
      <text:p text:style-name="Preformatted_20_Text"><text:span text:style-name="Source_20_Text"><text:s text:c="4"/>&gt;&gt;&gt; b = "science"</text:span></text:p>
      <text:p text:style-name="P18"><text:span text:style-name="Source_20_Text"><text:s text:c="4"/>&gt;&gt;&gt; a &gt; 75 and b == "science"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Predicted Output</text:span></text:p>
            </table:table-cell>
            <table:table-cell table:style-name="Table1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9"><text:span text:style-name="Source_20_Text"><text:span text:style-name="T3">TRUE</text:span></text:span></text:p>
          </table:table-cell>
          <table:table-cell table:style-name="Table1.A1" office:value-type="string">
            <text:p text:style-name="P9"><text:span text:style-name="Source_20_Text"><text:span text:style-name="T3">TRUE</text:span></text:span></text:p>
          </table:table-cell>
        </table:table-row>
      </table:table>
      <text:p text:style-name="P14"><text:span text:style-name="Source_20_Text"/></text:p>
      <text:p text:style-name="P14"><text:span text:style-name="Source_20_Text"><text:s text:c="4"/>&gt;&gt;&gt; a = 100</text:span></text:p>
      <text:p text:style-name="Preformatted_20_Text"><text:span text:style-name="Source_20_Text"><text:s text:c="4"/>&gt;&gt;&gt; b = "science"</text:span></text:p>
      <text:p text:style-name="P18"><text:span text:style-name="Source_20_Text"><text:s text:c="4"/>&gt;&gt;&gt; a &gt; 75 and b != "science"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Predicted Output</text:span></text:p>
            </table:table-cell>
            <table:table-cell table:style-name="Table2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9"><text:span text:style-name="Source_20_Text"><text:span text:style-name="T3">FALSE</text:span></text:span></text:p>
          </table:table-cell>
          <table:table-cell table:style-name="Table2.A1" office:value-type="string">
            <text:p text:style-name="P9"><text:span text:style-name="Source_20_Text"><text:span text:style-name="T3">FALSE</text:span></text:span>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><text:s text:c="4"/>&gt;&gt;&gt; a = 100</text:span></text:p>
      <text:p text:style-name="Preformatted_20_Text"><text:span text:style-name="Source_20_Text"><text:s text:c="4"/>&gt;&gt;&gt; b = "science"</text:span></text:p>
      <text:p text:style-name="P18"><text:span text:style-name="Source_20_Text"><text:s text:c="4"/>&gt;&gt;&gt; a &gt; 75 or b != "science"</text:span>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Heading"><text:span text:style-name="Strong_20_Emphasis">Predicted Output</text:span></text:p>
            </table:table-cell>
            <table:table-cell table:style-name="Table3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9"><text:span text:style-name="Source_20_Text"><text:span text:style-name="T3">FALSE</text:span></text:span></text:p>
          </table:table-cell>
          <table:table-cell table:style-name="Table3.A1" office:value-type="string">
            <text:p text:style-name="P9"><text:span text:style-name="Source_20_Text"><text:span text:style-name="T3">FALSE</text:span></text:span>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><text:s text:c="4"/>&gt;&gt;&gt; a = 100</text:span></text:p>
      <text:p text:style-name="Preformatted_20_Text"><text:span text:style-name="Source_20_Text"><text:s text:c="4"/>&gt;&gt;&gt; b = "science"</text:span></text:p>
      <text:p text:style-name="Preformatted_20_Text"><text:span text:style-name="Source_20_Text"><text:s text:c="4"/>&gt;&gt;&gt; c = True</text:span></text:p>
      <text:p text:style-name="P18"><text:span text:style-name="Source_20_Text"><text:s text:c="4"/>&gt;&gt;&gt; not c and a &gt; 75 and b == "science"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trong_20_Emphasis">Predicted Output</text:span></text:p>
            </table:table-cell>
            <table:table-cell table:style-name="Table4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9"><text:span text:style-name="Source_20_Text"><text:span text:style-name="T3">FALSE</text:span></text:span></text:p>
          </table:table-cell>
          <table:table-cell table:style-name="Table4.A1" office:value-type="string">
            <text:p text:style-name="P9"><text:span text:style-name="Source_20_Text"><text:span text:style-name="T3">FALSE</text:span></text:span></text:p>
          </table:table-cell>
        </table:table-row>
      </table:table>
      <text:p text:style-name="Text_20_body"/>
      <text:p text:style-name="Text_20_body"/>
      <text:p text:style-name="P7">2) Create a "Can I be President?" program, which determines if the user meets the minimum requirements for becoming the President of the United States. Use user input. The rules for being president of the U.S. are:</text:p>
      <text:list xml:id="list3288988296" text:style-name="L1">
        <text:list-item>
          <text:p text:style-name="P22">Older than 35</text:p>
        </text:list-item>
        <text:list-item>
          <text:p text:style-name="P22">Resident of US for 14 Years</text:p>
        </text:list-item>
        <text:list-item>
          <text:p text:style-name="P21">Natural born citizen</text:p>
        </text:list-item>
      </text:list>
      <text:p text:style-name="Text_20_body">Print <text:span text:style-name="Source_20_Text">True </text:span>if the person could be president and <text:span text:style-name="Source_20_Text">False </text:span>if they can't be president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span text:style-name="T6">def </text:span><text:span text:style-name="T8">main</text:span>():</text:p>
            <text:p text:style-name="P15"><text:s text:c="4"/><text:span text:style-name="T13">print</text:span><text:span text:style-name="T10">(</text:span><text:span text:style-name="T16">"I CAN BE A PRESIDENT!"</text:span><text:span text:style-name="T10">)</text:span></text:p>
            <text:p text:style-name="P15"><text:s text:c="4"/><text:span text:style-name="T13">print</text:span><text:span text:style-name="T10">(</text:span><text:span text:style-name="T16">"How old are you?"</text:span><text:span text:style-name="T10">)</text:span></text:p>
            <text:p text:style-name="P15"><text:s text:c="4"/><text:span text:style-name="T10">usr_age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</text:span><text:span text:style-name="T7">\n</text:span><text:span text:style-name="T16">How many years have you been a resident in the United States?"</text:span><text:span text:style-name="T10">)</text:span></text:p>
            <text:p text:style-name="P15"><text:s text:c="4"/><text:span text:style-name="T10">usr_resident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</text:span><text:span text:style-name="T7">\n</text:span><text:span text:style-name="T16">Are you a natural born citizen of the United States?"</text:span><text:span text:style-name="T10">)</text:span></text:p>
            <text:p text:style-name="P15"><text:s text:c="4"/><text:span text:style-name="T10">usr_citizen = </text:span><text:span text:style-name="T13">str</text:span><text:span text:style-name="T10">(</text:span><text:span text:style-name="T13">input</text:span><text:span text:style-name="T10">())</text:span></text:p>
            <text:p text:style-name="P15"><text:s text:c="4"/><text:span text:style-name="T10">can_be_president = usr_age &gt;= </text:span><text:span text:style-name="T12">35 </text:span><text:span text:style-name="T7">and </text:span><text:span text:style-name="T10">usr_resident &gt;= </text:span><text:span text:style-name="T12">14 </text:span><text:span text:style-name="T7">and </text:span><text:span text:style-name="T10">usr_citizen == </text:span><text:span text:style-name="T16">'yes'</text:span></text:p>
            <text:p text:style-name="P15"><text:span text:style-name="T15"><text:s text:c="4"/></text:span><text:span text:style-name="T13">print</text:span><text:span text:style-name="T10">(can_be_president)</text:span></text:p>
            <text:p text:style-name="P19">main()</text:p>
            <text:p text:style-name="Table_20_Contents"/>
          </table:table-cell>
        </table:table-row>
      </table:table>
      <text:p text:style-name="Text_20_body"/>
      <text:p text:style-name="Text_20_body">3) Alter one line of that program to be a "I can't be President?" game. Print <text:span text:style-name="Source_20_Text">True </text:span>if the user cannot be President and <text:span text:style-name="Source_20_Text">False </text:span>if they can be President.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<text:span text:style-name="Source_20_Text"><text:span text:style-name="T7">def </text:span></text:span><text:span text:style-name="Source_20_Text"><text:span text:style-name="T9">main</text:span></text:span><text:span text:style-name="Source_20_Text"><text:span text:style-name="T14">():</text:span></text:span></text:p>
            <text:p text:style-name="P15"><text:s text:c="4"/><text:bookmark-start text:name="__DdeLink__861_1534789177"/><text:span text:style-name="T13">print</text:span><text:span text:style-name="T10">(</text:span><text:span text:style-name="T16">"I CAN'T BE A PRESIDENT!"</text:span><text:span text:style-name="T10">)</text:span></text:p>
            <text:p text:style-name="P15"><text:s text:c="4"/><text:span text:style-name="T13">print</text:span><text:span text:style-name="T10">(</text:span><text:span text:style-name="T16">"How old are you?"</text:span><text:span text:style-name="T10">)</text:span></text:p>
            <text:p text:style-name="P15"><text:s text:c="4"/><text:span text:style-name="T10">usr_age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</text:span><text:span text:style-name="T7">\n</text:span><text:span text:style-name="T16">How many years have you been a resident in the United States?"</text:span><text:span text:style-name="T10">)</text:span></text:p>
            <text:p text:style-name="P15"><text:s text:c="4"/><text:span text:style-name="T10">usr_resident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</text:span><text:span text:style-name="T7">\n</text:span><text:span text:style-name="T16">Are you a natural born citizen of the United States?"</text:span><text:span text:style-name="T10">)</text:span></text:p>
            <text:p text:style-name="P15"><text:s text:c="4"/><text:span text:style-name="T10">usr_citizen = </text:span><text:span text:style-name="T13">str</text:span><text:span text:style-name="T10">(</text:span><text:span text:style-name="T13">input</text:span><text:span text:style-name="T10">())</text:span></text:p>
            <text:p text:style-name="P15"><text:s text:c="4"/><text:span text:style-name="T10">can_be_president = usr_age &gt;= </text:span><text:span text:style-name="T12">35 </text:span><text:span text:style-name="T7">and </text:span><text:span text:style-name="T10">usr_resident &gt;= </text:span><text:span text:style-name="T12">14 </text:span><text:span text:style-name="T7">and </text:span><text:span text:style-name="T10">usr_citizen == </text:span><text:span text:style-name="T16">'yes'</text:span></text:p>
            <text:p text:style-name="P15"><text:span text:style-name="T15"><text:s text:c="4"/></text:span><text:span text:style-name="T13">print</text:span><text:span text:style-name="T10">(</text:span><text:span text:style-name="T7">not </text:span><text:span text:style-name="T10">can_be_president)</text:span><text:bookmark-end text:name="__DdeLink__861_1534789177"/></text:p>
            <text:p text:style-name="P19">main()</text:p>
            <text:p text:style-name="P8"><text:span text:style-name="Source_20_Text"/></text:p>
          </table:table-cell>
        </table:table-row>
      </table:table>
      <text:p text:style-name="P1"/>
      <text:p text:style-name="Text_20_body"/>
      <text:p text:style-name="Text_20_body"><text:soft-page-break/>4) Create a "Can I ride the roller coaster?" program. A roller coaster has the rule that a rider has to be over the height of 50 inches. Because of a legal loophole, if you are over the age of 18 you can ride regardless of your height. If you are allowed to ride, the coaster costs 4 quarters (although the operator accepts tips so more money is appreciated).</text:p>
      <text:p text:style-name="P6">Also, the theme park sells frequent rider passes: with a frequent rider pass the roller coaster costs only 2 quarters. Ask the user how tall they are in inches, their age, how many quarters they have, and if they have a frequent rider pass. Print <text:span text:style-name="Source_20_Text">True </text:span>if the person can ride and <text:span text:style-name="Source_20_Text">False </text:span>if they can't.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text:bookmark-start text:name="__DdeLink__1609_1534789177"/><text:span text:style-name="Source_20_Text"><text:span text:style-name="T7">def </text:span></text:span><text:span text:style-name="Source_20_Text"><text:span text:style-name="T9">main</text:span></text:span><text:span text:style-name="Source_20_Text"><text:span text:style-name="T14">():</text:span></text:span></text:p>
            <text:p text:style-name="P15"><text:s text:c="4"/><text:span text:style-name="T13">print</text:span><text:span text:style-name="T10">(</text:span><text:span text:style-name="T16">"Can I ride the rollercoaster?"</text:span><text:span text:style-name="T10">)</text:span></text:p>
            <text:p text:style-name="P15"><text:s text:c="4"/><text:span text:style-name="T13">print</text:span><text:span text:style-name="T10">(</text:span><text:span text:style-name="T16">"How old are you?"</text:span><text:span text:style-name="T10">)</text:span></text:p>
            <text:p text:style-name="P15"><text:s text:c="4"/><text:span text:style-name="T10">usr_age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How tall are you? (answer in inches)"</text:span><text:span text:style-name="T10">)</text:span></text:p>
            <text:p text:style-name="P15"><text:s text:c="4"/><text:span text:style-name="T10">usr_height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How many quarters do you have?"</text:span><text:span text:style-name="T10">)</text:span></text:p>
            <text:p text:style-name="P15"><text:s text:c="4"/><text:span text:style-name="T10">usr_cost = </text:span><text:span text:style-name="T13">float</text:span><text:span text:style-name="T10">(</text:span><text:span text:style-name="T13">input</text:span><text:span text:style-name="T10">())</text:span></text:p>
            <text:p text:style-name="P15"><text:s text:c="4"/><text:span text:style-name="T13">print</text:span><text:span text:style-name="T10">(</text:span><text:span text:style-name="T16">"Do you have a frequent riders pass?"</text:span><text:span text:style-name="T10">)</text:span></text:p>
            <text:p text:style-name="P15"><text:s text:c="4"/><text:span text:style-name="T10">usr_pass = </text:span><text:span text:style-name="T13">str</text:span><text:span text:style-name="T10">(</text:span><text:span text:style-name="T13">input</text:span><text:span text:style-name="T10">())</text:span></text:p>
            <text:p text:style-name="P15"><text:s text:c="4"/><text:span text:style-name="T10">can_ride = (usr_age &gt;= </text:span><text:span text:style-name="T12">18 </text:span><text:span text:style-name="T7">or </text:span><text:span text:style-name="T10">usr_height &gt;= </text:span><text:span text:style-name="T12">50</text:span><text:span text:style-name="T10">) </text:span><text:span text:style-name="T7">and </text:span><text:span text:style-name="T10">(usr_cost &gt;= </text:span><text:span text:style-name="T12">4 </text:span><text:span text:style-name="T7">or </text:span><text:span text:style-name="T10">(usr_cost &gt;= </text:span><text:span text:style-name="T12">2 </text:span><text:span text:style-name="T7">and </text:span><text:span text:style-name="T10">usr_pass == </text:span><text:span text:style-name="T16">'yes'</text:span><text:span text:style-name="T10">))</text:span></text:p>
            <text:p text:style-name="P15"><text:s text:c="4"/><text:span text:style-name="T13">print</text:span><text:span text:style-name="T10">(can_ride)</text:span></text:p>
            <text:p text:style-name="P19">main()</text:p>
            <text:p text:style-name="P8"><text:bookmark-end text:name="__DdeLink__1609_1534789177"/><text:span text:style-name="Source_20_Text"/></text:p>
          </table:table-cell>
        </table:table-row>
      </table:table>
      <text:h text:style-name="P20" text:outline-level="3"/>
      <text:h text:style-name="P20" text:outline-level="3"/>
      <text:h text:style-name="P20" text:outline-level="3"><text:bookmark text:name="bonus"/>Bonus!</text:h>
      <text:p text:style-name="Text_20_body">Are the following expressions equivalent? Research DeMorgan's Laws and write why you think they are the same or why they are not the same.</text:p>
      <text:p text:style-name="Text_20_body"><text:span text:style-name="Source_20_Text">not(x or y) == not x and not y</text:span></text:p>
      <text:p text:style-name="Text_20_body"><text:span text:style-name="Source_20_Text">not(x and y) == not x or not y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Yes because using DeMorgan's Laws...</text:p>
            <text:list xml:id="list1707813199" text:style-name="L2">
              <text:list-item>
                <text:p text:style-name="P23">not(x or y) == not x and not y</text:p>
              </text:list-item>
            </text:list>
            <text:p text:style-name="P10">!(x | y) ==!x &amp; !y</text:p>
            <text:p text:style-name="P10"><text:span text:style-name="T1">is the same thing as </text:span>!x &amp; !y <text:span text:style-name="T1">because the 'not' operator is distributed to the x, or, and the y which prints out not x, and(which is opposite to or), and not y</text:span></text:p>
            <text:p text:style-name="P12">so…</text:p>
            <text:p text:style-name="P10">!x &amp; !y ==!x &amp; !y <text:s/><text:span text:style-name="T1">it's the same!</text:span></text:p>
            <text:list xml:id="list284435979" text:style-name="L3">
              <text:list-item>
                <text:p text:style-name="P25">not(x and y) == not x or not y</text:p>
              </text:list-item>
            </text:list>
            <text:p text:style-name="P10"><text:soft-page-break/>!(x &amp; y) == !x | !y</text:p>
            <text:p text:style-name="P11"><text:span text:style-name="T1">is the same thing as </text:span><text:s/>!x | !y <text:span text:style-name="T1">because the 'not' operator is distributed to the </text:span><text:span text:style-name="T4">x, and, and the y which print out not x, or(opposite of and), and not y</text:span></text:p>
            <text:p text:style-name="P13"><text:span text:style-name="T4">s</text:span><text:span text:style-name="T1">o...</text:span></text:p>
            <text:p text:style-name="P10">!x | !y == !x | !y <text:s text:c="3"/><text:span text:style-name="T5">it's the same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32:34.747578772</meta:creation-date>
    <dc:date>2018-02-05T11:07:16.908267749</dc:date>
    <meta:editing-duration>PT33M18S</meta:editing-duration>
    <meta:editing-cycles>5</meta:editing-cycles>
    <meta:generator>LibreOffice/5.3.1.2$Linux_X86_64 LibreOffice_project/30m0$Build-2</meta:generator>
    <meta:document-statistic meta:table-count="8" meta:image-count="0" meta:object-count="0" meta:page-count="6" meta:paragraph-count="120" meta:word-count="931" meta:character-count="5193" meta:non-whitespace-character-count="4179"/>
  </office:meta>
</office:document-meta>
</file>